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146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2.8118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5.6854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9.194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ystem_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Ks</text:p>
          </table:table-cell>
          <table:table-cell office:value-type="string" calcext:value-type="string">
            <text:p>Název operačního systému</text:p>
          </table:table-cell>
          <table:table-cell office:value-type="string" calcext:value-type="string">
            <text:p>Verze</text:p>
          </table:table-cell>
          <table:table-cell office:value-type="string" calcext:value-type="string">
            <text:p>Procesor</text:p>
          </table:table-cell>
          <table:table-cell office:value-type="string" calcext:value-type="string">
            <text:p>Role platformy</text:p>
          </table:table-cell>
          <table:table-cell office:value-type="string" calcext:value-type="string">
            <text:p>Název systému</text:p>
          </table:table-cell>
          <table:table-cell office:value-type="string" calcext:value-type="string">
            <text:p>Podpora šifrování zařízení</text:p>
          </table:table-cell>
        </table:table-row>
        <table:table-row table:style-name="ro1">
          <table:table-cell office:value-type="string" calcext:value-type="string">
            <text:p>012_ntb.nf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crosoft Windows 11 Pro</text:p>
          </table:table-cell>
          <table:table-cell office:value-type="string" calcext:value-type="string">
            <text:p>10.0.26100.1</text:p>
          </table:table-cell>
          <table:table-cell office:value-type="string" calcext:value-type="string">
            <text:p>AMD Ryzen 5 4500U with Radeon Graphics, 2375 Mhz, jádra: 6, logické procesory: 6</text:p>
          </table:table-cell>
          <table:table-cell office:value-type="string" calcext:value-type="string">
            <text:p>Přenosný počítač</text:p>
          </table:table-cell>
          <table:table-cell office:value-type="string" calcext:value-type="string">
            <text:p>012-3236</text:p>
          </table:table-cell>
          <table:table-cell/>
        </table:table-row>
        <table:table-row table:style-name="ro1">
          <table:table-cell office:value-type="string" calcext:value-type="string">
            <text:p>012_VOSTRO_ntb.nf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crosoft Windows 10 Pro</text:p>
          </table:table-cell>
          <table:table-cell office:value-type="string" calcext:value-type="string">
            <text:p>10.0.16299.15</text:p>
          </table:table-cell>
          <table:table-cell office:value-type="string" calcext:value-type="string">
            <text:p>Intel(R) Core(TM) i7-3612QM CPU @ 2.10GHz, 2101 Mhz, jádra: 4, logické procesory: 8</text:p>
          </table:table-cell>
          <table:table-cell office:value-type="string" calcext:value-type="string">
            <text:p>Přenosný počítač</text:p>
          </table:table-cell>
          <table:table-cell office:value-type="string" calcext:value-type="string">
            <text:p>012-10</text:p>
          </table:table-cell>
          <table:table-cell office:value-type="string" calcext:value-type="string">
            <text:p>Důvody selhání automatického šifrování zařízení: TPM není použitelné, Vazba PCR7 není podporována, Testovací rozhraní bezpečnosti hardwaru selhalo a zařízení není typu InstantGo, Byly nalezeny nedovolené sběrnice/zařízení s podporou DMA, TPM není použitelné</text:p>
          </table:table-cell>
        </table:table-row>
        <table:table-row table:style-name="ro1">
          <table:table-cell office:value-type="string" calcext:value-type="string">
            <text:p>102_pc.n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rosoft Windows 11 Pro</text:p>
          </table:table-cell>
          <table:table-cell office:value-type="string" calcext:value-type="string">
            <text:p>10.0.22621.1</text:p>
          </table:table-cell>
          <table:table-cell office:value-type="string" calcext:value-type="string">
            <text:p>Intel(R) Core(TM) i7-4770 CPU @ 3.40GHz, 3401 Mhz, jádra: 4, logické procesory: 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102-K509</text:p>
          </table:table-cell>
          <table:table-cell office:value-type="string" calcext:value-type="string">
            <text:p>Důvody selhání automatického šifrování zařízení: TPM není použitelné, Vazba PCR7 není podporována, Testovací rozhraní bezpečnosti hardwaru selhalo a zařízení není v moderním úsporném režimu., Byly nalezeny nedovolené sběrnice/zařízení s podporou DMA, Zakázáno zásadami, TPM není použitelné</text:p>
          </table:table-cell>
        </table:table-row>
        <table:table-row table:style-name="ro1">
          <table:table-cell office:value-type="string" calcext:value-type="string">
            <text:p>106_pc.nf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crosoft Windows 10 Pro N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Intel(R) Core(TM) i3 CPU <text:s text:c="8"/>540 <text:s/>@ 3.07GHz, 3067 Mhz, jádra: 2, logické procesory: 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ESKTOP-44V9G9N</text:p>
          </table:table-cell>
          <table:table-cell office:value-type="string" calcext:value-type="string">
            <text:p>Důvody selhání automatického šifrování zařízení: TPM není použitelné, Vazba PCR7 není podporována, Testovací rozhraní bezpečnosti hardwaru selhalo a zařízení není v moderním úsporném režimu., Byly nalezeny nedovolené sběrnice/zařízení s podporou DMA, TPM není použitelné</text:p>
          </table:table-cell>
        </table:table-row>
        <table:table-row table:style-name="ro1">
          <table:table-cell office:value-type="string" calcext:value-type="string">
            <text:p>110_pc.nf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icrosoft Windows 10 Pro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Intel(R) Core(TM) i7-4770 CPU @ 3.40GHz, 3401 Mhz, jádra: 4, logické procesory: 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110-K506</text:p>
          </table:table-cell>
          <table:table-cell office:value-type="string" calcext:value-type="string">
            <text:p>Důvody selhání automatického šifrování zařízení: TPM není použitelné, Vazba PCR7 není podporována, Testovací rozhraní bezpečnosti hardwaru selhalo a zařízení není v moderním úsporném režimu., Byly nalezeny nedovolené sběrnice/zařízení s podporou DMA, Zakázáno zásadami, TPM není použitelné</text:p>
          </table:table-cell>
        </table:table-row>
        <table:table-row table:style-name="ro1">
          <table:table-cell office:value-type="string" calcext:value-type="string">
            <text:p>112_pc.nf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icrosoft Windows 11 Pro</text:p>
          </table:table-cell>
          <table:table-cell office:value-type="string" calcext:value-type="string">
            <text:p>10.0.26100.1</text:p>
          </table:table-cell>
          <table:table-cell office:value-type="string" calcext:value-type="string">
            <text:p>Intel(R) Core(TM) Ultra 7 265F, 2400 Mhz, jádra: 20, logické procesory: 20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112-3822</text:p>
          </table:table-cell>
          <table:table-cell/>
        </table:table-row>
        <table:table-row table:style-name="ro1">
          <table:table-cell office:value-type="string" calcext:value-type="string">
            <text:p>114_pc.nf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rosoft Windows 10 Pro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Intel(R) Core(TM) i7-3770K CPU @ 3.50GHz, 3901 Mhz, jádra: 4, logické procesory: 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ESKTOP-H91CCJI</text:p>
          </table:table-cell>
          <table:table-cell office:value-type="string" calcext:value-type="string">
            <text:p>Důvody selhání automatického šifrování zařízení: TPM není použitelné, Vazba PCR7 není podporována, Testovací rozhraní bezpečnosti hardwaru selhalo a zařízení není v moderním úsporném režimu., Byly nalezeny nedovolené sběrnice/zařízení s podporou DMA, TPM není použitelné</text:p>
          </table:table-cell>
        </table:table-row>
        <table:table-row table:style-name="ro1">
          <table:table-cell office:value-type="string" calcext:value-type="string">
            <text:p>203_ntb.nf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crosoft Windows 11 Pro for Workstations</text:p>
          </table:table-cell>
          <table:table-cell office:value-type="string" calcext:value-type="string">
            <text:p>10.0.26100.1</text:p>
          </table:table-cell>
          <table:table-cell office:value-type="string" calcext:value-type="string">
            <text:p>Intel(R) Core(TM) i5-8250U CPU @ 1.60GHz, 1800 Mhz, jádra: 4, logické procesory: 8</text:p>
          </table:table-cell>
          <table:table-cell office:value-type="string" calcext:value-type="string">
            <text:p>Přenosný počítač</text:p>
          </table:table-cell>
          <table:table-cell office:value-type="string" calcext:value-type="string">
            <text:p>203-2890</text:p>
          </table:table-cell>
          <table:table-cell/>
        </table:table-row>
        <table:table-row table:style-name="ro1">
          <table:table-cell office:value-type="string" calcext:value-type="string">
            <text:p>205_ntb.nf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icrosoft Windows 11 Pro</text:p>
          </table:table-cell>
          <table:table-cell office:value-type="string" calcext:value-type="string">
            <text:p>10.0.22621.1</text:p>
          </table:table-cell>
          <table:table-cell office:value-type="string" calcext:value-type="string">
            <text:p>Intel(R) Core(TM) i5-9300H CPU @ 2.40GHz, 2400 Mhz, jádra: 4, logické procesory: 8</text:p>
          </table:table-cell>
          <table:table-cell office:value-type="string" calcext:value-type="string">
            <text:p>Přenosný počítač</text:p>
          </table:table-cell>
          <table:table-cell office:value-type="string" calcext:value-type="string">
            <text:p>205-3135</text:p>
          </table:table-cell>
          <table:table-cell office:value-type="string" calcext:value-type="string">
            <text:p>Pro zobrazení je nutné zvýšení úrovně oprávnění</text:p>
          </table:table-cell>
        </table:table-row>
        <table:table-row table:style-name="ro1">
          <table:table-cell office:value-type="string" calcext:value-type="string">
            <text:p>209_ntb.nf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.1.7600.16385</text:p>
          </table:table-cell>
          <table:table-cell office:value-type="string" calcext:value-type="string">
            <text:p>Intel(R) Core(TM) i5-5200U CPU @ 2.20GHz, 2201 Mhz, jádra: 2, logické procesory: 4</text:p>
          </table:table-cell>
          <table:table-cell/>
          <table:table-cell office:value-type="string" calcext:value-type="string">
            <text:p>205-09</text:p>
          </table:table-cell>
          <table:table-cell/>
        </table:table-row>
        <table:table-row table:style-name="ro1">
          <table:table-cell office:value-type="string" calcext:value-type="string">
            <text:p>215_pc.nfo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302_ntb.n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 Windows 10 Pro for Workstations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AMD A10-7800 Radeon R7, 12 Compute Cores 4C+8G, 3500 Mhz, jádra: 2, logické procesory: 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02-K603</text:p>
          </table:table-cell>
          <table:table-cell office:value-type="string" calcext:value-type="string">
            <text:p>Důvody selhání automatického šifrování zařízení: TPM není použitelné, Vazba PCR7 není podporována, Testovací rozhraní bezpečnosti hardwaru selhalo a zařízení není v moderním úsporném režimu., Byly nalezeny nedovolené sběrnice/zařízení s podporou DMA, Zakázáno zásadami, TPM není použitelné</text:p>
          </table:table-cell>
        </table:table-row>
        <table:table-row table:style-name="ro1">
          <table:table-cell office:value-type="string" calcext:value-type="string">
            <text:p>307_pc.n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 Windows 10 Pro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AMD Ryzen 5 PRO 2600 Six-Core Processor, 3400 Mhz, jádra: 6, logické procesory: 12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ESKTOP-LVKD9NI</text:p>
          </table:table-cell>
          <table:table-cell office:value-type="string" calcext:value-type="string">
            <text:p>Pro zobrazení je nutné zvýšení úrovně oprávnění</text:p>
          </table:table-cell>
        </table:table-row>
        <table:table-row table:style-name="ro1">
          <table:table-cell office:value-type="string" calcext:value-type="string">
            <text:p>309_ntb.n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 Windows 10 Hom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AMD A10-7800 Radeon R7, 12 Compute Cores 4C+8G, 3500 Mhz, jádra: 2, logické procesory: 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ESKTOP-LD618DK</text:p>
          </table:table-cell>
          <table:table-cell office:value-type="string" calcext:value-type="string">
            <text:p>Důvody selhání automatického šifrování zařízení: TPM není použitelné, Vazba PCR7 není podporována, Testovací rozhraní bezpečnosti hardwaru selhalo a zařízení není v moderním úsporném režimu., Byly nalezeny nedovolené sběrnice/zařízení s podporou DMA, TPM není použitelné</text:p>
          </table:table-cell>
        </table:table-row>
        <table:table-row table:style-name="ro1">
          <table:table-cell office:value-type="string" calcext:value-type="string">
            <text:p>312_pc.nf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soft Windows 10 Pro for Workstations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AMD A10-7800 Radeon R7, 12 Compute Cores 4C+8G, 3500 Mhz, jádra: 2, logické procesory: 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ESKTOP-QPUMPUG</text:p>
          </table:table-cell>
          <table:table-cell office:value-type="string" calcext:value-type="string">
            <text:p>Důvody selhání automatického šifrování zařízení: TPM není použitelné, Vazba PCR7 není podporována, Testovací rozhraní bezpečnosti hardwaru selhalo a zařízení není v moderním úsporném režimu., Byly nalezeny nedovolené sběrnice/zařízení s podporou DMA, TPM není použitelné</text:p>
          </table:table-cell>
        </table:table-row>
        <table:table-row table:style-name="ro1">
          <table:table-cell office:value-type="string" calcext:value-type="string">
            <text:p>314_pc.nf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rosoft Windows 11 Pro</text:p>
          </table:table-cell>
          <table:table-cell office:value-type="string" calcext:value-type="string">
            <text:p>10.0.26100.1</text:p>
          </table:table-cell>
          <table:table-cell office:value-type="string" calcext:value-type="string">
            <text:p>13th Gen Intel(R) Core(TM) i5-13420H, 2100 Mhz, jádra: 8, logické procesory: 12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314-3779</text:p>
          </table:table-cell>
          <table:table-cell/>
        </table:table-row>
        <table:table-row table:style-name="ro1">
          <table:table-cell office:value-type="string" calcext:value-type="string">
            <text:p>319_ntb.nf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crosoft Windows 11 Pro for Workstations</text:p>
          </table:table-cell>
          <table:table-cell office:value-type="string" calcext:value-type="string">
            <text:p>10.0.26100.1</text:p>
          </table:table-cell>
          <table:table-cell office:value-type="string" calcext:value-type="string">
            <text:p>AMD Ryzen 5 3550H with Radeon Vega Mobile Gfx, 2100 Mhz, jádra: 4, logické procesory: 8</text:p>
          </table:table-cell>
          <table:table-cell office:value-type="string" calcext:value-type="string">
            <text:p>Přenosný počítač</text:p>
          </table:table-cell>
          <table:table-cell office:value-type="string" calcext:value-type="string">
            <text:p>LAPTOP-E4JKEEE2</text:p>
          </table:table-cell>
          <table:table-cell/>
        </table:table-row>
        <table:table-row table:style-name="ro1">
          <table:table-cell office:value-type="string" calcext:value-type="string">
            <text:p>319_pc.nfo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icrosoft Windows 10 Pro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AMD Ryzen 5 PRO 2600 Six-Core Processor, 3400 Mhz, jádra: 6, logické procesory: 12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ESKTOP-2PE0726</text:p>
          </table:table-cell>
          <table:table-cell office:value-type="string" calcext:value-type="string">
            <text:p>Pro zobrazení je nutné zvýšení úrovně oprávnění</text:p>
          </table:table-cell>
        </table:table-row>
        <table:table-row table:style-name="ro1">
          <table:table-cell office:value-type="string" calcext:value-type="string">
            <text:p>405_pc.n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rosoft Windows 10 Enterprise</text:p>
          </table:table-cell>
          <table:table-cell office:value-type="string" calcext:value-type="string">
            <text:p>10.0.19041.1</text:p>
          </table:table-cell>
          <table:table-cell office:value-type="string" calcext:value-type="string">
            <text:p>Intel(R) Pentium(R) Gold G5420T CPU @ 3.20GHz, 3192 Mhz, jádra: 2, logické procesory: 4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DESKTOP-43FKF0E</text:p>
          </table:table-cell>
          <table:table-cell office:value-type="string" calcext:value-type="string">
            <text:p>Pro zobrazení je nutné zvýšení úrovně oprávnění</text:p>
          </table:table-cell>
        </table:table-row>
        <table:table-row table:style-name="ro1">
          <table:table-cell office:value-type="string" calcext:value-type="string">
            <text:p>408_ntb.n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crosoft Windows 11 Pro</text:p>
          </table:table-cell>
          <table:table-cell office:value-type="string" calcext:value-type="string">
            <text:p>10.0.22621.1</text:p>
          </table:table-cell>
          <table:table-cell office:value-type="string" calcext:value-type="string">
            <text:p>Intel(R) Core(TM) i7-4770 CPU @ 3.40GHz, 3401 Mhz, jádra: 4, logické procesory: 8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408-K502</text:p>
          </table:table-cell>
          <table:table-cell office:value-type="string" calcext:value-type="string">
            <text:p>Důvody selhání automatického šifrování zařízení: TPM není použitelné, Vazba PCR7 není podporována, Testovací rozhraní bezpečnosti hardwaru selhalo a zařízení není v moderním úsporném režimu., Byly nalezeny nedovolené sběrnice/zařízení s podporou DMA, TPM není použitelné</text:p>
          </table:table-cell>
        </table:table-row>
        <table:table-row table:style-name="ro1">
          <table:table-cell office:value-type="string" calcext:value-type="string">
            <text:p>415_pc.nfo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askova_J.nfo</text:p>
          </table:table-cell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6.1.7600.16385</text:p>
          </table:table-cell>
          <table:table-cell office:value-type="string" calcext:value-type="string">
            <text:p>Intel(R) Core(TM) i5-5200U CPU @ 2.20GHz, 2201 Mhz, jádra: 2, logické procesory: 4</text:p>
          </table:table-cell>
          <table:table-cell/>
          <table:table-cell office:value-type="string" calcext:value-type="string">
            <text:p>205-06</text:p>
          </table:table-cell>
          <table:table-cell/>
        </table:table-row>
      </table:table>
      <table:named-expressions/>
      <table:database-ranges>
        <table:database-range table:name="__Anonymous_Sheet_DB__0" table:target-range-address="system_info.A1:system_info.H23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03T14:18:40.025423001</dc:date>
    <meta:editing-duration>PT12M1S</meta:editing-duration>
    <meta:editing-cycles>1</meta:editing-cycles>
    <meta:document-statistic meta:table-count="1" meta:cell-count="161" meta:object-count="0"/>
    <meta:generator>LibreOffice/7.4.7.2$Linux_X86_64 LibreOffice_project/40$Build-2</meta:generator>
  </office:meta>
</office:document-meta>
</file>